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9b050a"/>
    </style:style>
    <style:style style:name="P2" style:family="paragraph" style:parent-style-name="Text_20_body">
      <style:paragraph-properties fo:text-align="justify" style:justify-single-word="false"/>
      <style:text-properties officeooo:rsid="008d92e9" officeooo:paragraph-rsid="00a00f21"/>
    </style:style>
    <style:style style:name="P3" style:family="paragraph" style:parent-style-name="Text_20_body">
      <style:text-properties officeooo:rsid="009c1452" officeooo:paragraph-rsid="009c1452"/>
    </style:style>
    <style:style style:name="P4" style:family="paragraph" style:parent-style-name="Text_20_body">
      <style:paragraph-properties fo:text-align="center" style:justify-single-word="false"/>
      <style:text-properties fo:color="#000000" style:font-name="Arial" fo:font-size="14pt" fo:font-weight="bold" officeooo:rsid="009dac85" officeooo:paragraph-rsid="00a00f21" style:font-size-asian="14pt" style:font-weight-asian="bold" style:font-size-complex="14pt" style:font-weight-complex="bold"/>
    </style:style>
    <style:style style:name="P5" style:family="paragraph" style:parent-style-name="Heading_20_1">
      <style:paragraph-properties fo:margin-top="0.323cm" fo:margin-bottom="0.111cm" loext:contextual-spacing="false" fo:line-height="100%" fo:text-align="start" style:justify-single-word="false"/>
    </style:style>
    <style:style style:name="P6" style:family="paragraph" style:parent-style-name="Heading_20_3">
      <style:paragraph-properties fo:text-align="center" style:justify-single-word="false"/>
      <style:text-properties officeooo:rsid="009c1452" officeooo:paragraph-rsid="009c1452"/>
    </style:style>
    <style:style style:name="P7" style:family="paragraph" style:parent-style-name="Heading_20_2">
      <style:text-properties officeooo:rsid="009c1452" officeooo:paragraph-rsid="009c1452"/>
    </style:style>
    <style:style style:name="P8" style:family="paragraph" style:parent-style-name="Heading_20_2">
      <style:text-properties officeooo:rsid="009dac85"/>
    </style:style>
    <style:style style:name="P9" style:family="paragraph" style:parent-style-name="Heading_20_2">
      <style:paragraph-properties fo:text-align="center" style:justify-single-word="false"/>
      <style:text-properties officeooo:rsid="009dac85" officeooo:paragraph-rsid="009dac85"/>
    </style:style>
    <style:style style:name="P10" style:family="paragraph" style:parent-style-name="Heading_20_2">
      <style:paragraph-properties fo:text-align="center" style:justify-single-word="false"/>
      <style:text-properties style:font-name="Arial" officeooo:rsid="009dac85" officeooo:paragraph-rsid="009dac85"/>
    </style:style>
    <style:style style:name="P11" style:family="paragraph" style:parent-style-name="Heading_20_2" style:list-style-name="">
      <style:paragraph-properties fo:text-align="center" style:justify-single-word="false"/>
      <style:text-properties style:font-name="Arial" officeooo:rsid="009dac85" officeooo:paragraph-rsid="009dac85"/>
    </style:style>
    <style:style style:name="P12" style:family="paragraph" style:parent-style-name="Heading_20_2">
      <style:paragraph-properties fo:text-align="center" style:justify-single-word="false" fo:break-before="page"/>
      <style:text-properties style:font-name="Arial" officeooo:rsid="009dac85" officeooo:paragraph-rsid="009dac85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9c1452" officeooo:paragraph-rsid="009c1452"/>
    </style:style>
    <style:style style:name="P14" style:family="paragraph" style:parent-style-name="Text_20_body" style:list-style-name="L1">
      <style:paragraph-properties fo:text-align="start" style:justify-single-word="false"/>
      <style:text-properties style:font-name="Arial" officeooo:rsid="009c1452" officeooo:paragraph-rsid="009c1452"/>
    </style:style>
    <style:style style:name="P15" style:family="paragraph" style:parent-style-name="Text_20_body" style:list-style-name="L2">
      <style:paragraph-properties fo:text-align="start" style:justify-single-word="false"/>
      <style:text-properties style:font-name="Arial" officeooo:rsid="008bc54b" officeooo:paragraph-rsid="009dac85"/>
    </style:style>
    <style:style style:name="P16" style:family="paragraph" style:parent-style-name="Text_20_body" style:list-style-name="L2">
      <style:paragraph-properties fo:text-align="start" style:justify-single-word="false"/>
      <style:text-properties style:font-name="Arial" officeooo:rsid="004761c1" officeooo:paragraph-rsid="009dac85"/>
    </style:style>
    <style:style style:name="P17" style:family="paragraph" style:parent-style-name="Text_20_body" style:list-style-name="L2">
      <style:paragraph-properties fo:text-align="start" style:justify-single-word="false"/>
      <style:text-properties style:font-name="Arial" officeooo:rsid="006c3c7c" officeooo:paragraph-rsid="00a1985b"/>
    </style:style>
    <style:style style:name="P18" style:family="paragraph" style:parent-style-name="Text_20_body" style:list-style-name="L4">
      <style:paragraph-properties fo:text-align="start" style:justify-single-word="false"/>
      <style:text-properties style:font-name="Arial" officeooo:rsid="0065eceb" officeooo:paragraph-rsid="0065eceb"/>
    </style:style>
    <style:style style:name="P19" style:family="paragraph" style:parent-style-name="Text_20_body" style:list-style-name="L4">
      <style:paragraph-properties fo:text-align="start" style:justify-single-word="false"/>
      <style:text-properties style:font-name="Arial" officeooo:rsid="008473b9" officeooo:paragraph-rsid="008473b9"/>
    </style:style>
    <style:style style:name="P20" style:family="paragraph" style:parent-style-name="Text_20_body" style:list-style-name="L4">
      <style:paragraph-properties fo:text-align="start" style:justify-single-word="false"/>
      <style:text-properties style:font-name="Arial" officeooo:rsid="008a863c" officeooo:paragraph-rsid="008a863c"/>
    </style:style>
    <style:style style:name="P21" style:family="paragraph" style:parent-style-name="Text_20_body" style:list-style-name="L5">
      <style:paragraph-properties fo:text-align="start" style:justify-single-word="false"/>
      <style:text-properties style:font-name="Arial" officeooo:rsid="00265561" officeooo:paragraph-rsid="0045acca"/>
    </style:style>
    <style:style style:name="P22" style:family="paragraph" style:parent-style-name="Text_20_body" style:list-style-name="L5">
      <style:paragraph-properties fo:text-align="start" style:justify-single-word="false"/>
      <style:text-properties style:font-name="Arial" officeooo:rsid="009dac85" officeooo:paragraph-rsid="0090e522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paragraph-rsid="004a9d48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paragraph-rsid="00a00f21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4c386d" officeooo:paragraph-rsid="00a00f21"/>
    </style:style>
    <style:style style:name="P26" style:family="paragraph" style:parent-style-name="Text_20_body" style:list-style-name="L3">
      <style:paragraph-properties fo:text-align="start" style:justify-single-word="false"/>
      <style:text-properties officeooo:rsid="008d92e9" officeooo:paragraph-rsid="009fa5f6"/>
    </style:style>
    <style:style style:name="P27" style:family="paragraph" style:parent-style-name="Text_20_body" style:list-style-name="L3">
      <style:paragraph-properties fo:text-align="start" style:justify-single-word="false"/>
      <style:text-properties officeooo:rsid="008d92e9" officeooo:paragraph-rsid="00a00f21"/>
    </style:style>
    <style:style style:name="P28" style:family="paragraph" style:parent-style-name="Text_20_body" style:list-style-name="L4">
      <style:paragraph-properties fo:text-align="start" style:justify-single-word="false"/>
      <style:text-properties officeooo:rsid="0056a86a" officeooo:paragraph-rsid="0072fb5e"/>
    </style:style>
    <style:style style:name="T1" style:family="text">
      <style:text-properties style:font-name="Arial"/>
    </style:style>
    <style:style style:name="T2" style:family="text">
      <style:text-properties style:font-name="Arial" officeooo:rsid="001bafe8"/>
    </style:style>
    <style:style style:name="T3" style:family="text">
      <style:text-properties style:font-name="Arial" officeooo:rsid="0043ab82"/>
    </style:style>
    <style:style style:name="T4" style:family="text">
      <style:text-properties style:font-name="Arial" officeooo:rsid="0025b8b0"/>
    </style:style>
    <style:style style:name="T5" style:family="text">
      <style:text-properties style:font-name="Arial" officeooo:rsid="008d92e9"/>
    </style:style>
    <style:style style:name="T6" style:family="text">
      <style:text-properties style:font-name="Arial" officeooo:rsid="0090e522"/>
    </style:style>
    <style:style style:name="T7" style:family="text">
      <style:text-properties style:font-name="Arial" officeooo:rsid="00968543"/>
    </style:style>
    <style:style style:name="T8" style:family="text">
      <style:text-properties style:font-name="Arial" officeooo:rsid="009a3b72"/>
    </style:style>
    <style:style style:name="T9" style:family="text">
      <style:text-properties style:font-name="Arial" fo:font-size="14pt" style:font-size-asian="14pt" style:font-size-complex="14pt"/>
    </style:style>
    <style:style style:name="T10" style:family="text">
      <style:text-properties style:font-name="Arial" fo:font-size="14pt" officeooo:rsid="009c1452" style:font-size-asian="14pt" style:font-size-complex="14pt"/>
    </style:style>
    <style:style style:name="T11" style:family="text">
      <style:text-properties style:font-name="Arial" officeooo:rsid="009dac85"/>
    </style:style>
    <style:style style:name="T12" style:family="text">
      <style:text-properties style:font-name="Arial" officeooo:rsid="0094608d"/>
    </style:style>
    <style:style style:name="T13" style:family="text">
      <style:text-properties style:font-name="Arial" officeooo:rsid="009fa5f6"/>
    </style:style>
    <style:style style:name="T14" style:family="text">
      <style:text-properties style:font-name="Arial" fo:font-weight="bold" style:font-weight-asian="bold" style:font-weight-complex="bold"/>
    </style:style>
    <style:style style:name="T15" style:family="text">
      <style:text-properties style:font-name="Arial" fo:font-weight="bold" officeooo:rsid="009dac85" style:font-weight-asian="bold" style:font-weight-complex="bold"/>
    </style:style>
    <style:style style:name="T16" style:family="text">
      <style:text-properties style:font-name="Arial" fo:font-weight="bold" officeooo:rsid="0092ab1f" style:font-weight-asian="bold" style:font-weight-complex="bold"/>
    </style:style>
    <style:style style:name="T17" style:family="text">
      <style:text-properties style:font-name="Arial" fo:font-weight="bold" officeooo:rsid="009b6ad1" style:font-weight-asian="bold" style:font-weight-complex="bold"/>
    </style:style>
    <style:style style:name="T18" style:family="text">
      <style:text-properties style:font-name="Arial" fo:font-weight="bold" officeooo:rsid="009fa5f6" style:font-weight-asian="bold" style:font-weight-complex="bold"/>
    </style:style>
    <style:style style:name="T19" style:family="text">
      <style:text-properties style:font-name="Arial" fo:font-weight="bold" officeooo:rsid="00a34e29" style:font-weight-asian="bold" style:font-weight-complex="bold"/>
    </style:style>
    <style:style style:name="T20" style:family="text">
      <style:text-properties style:font-name="Arial" officeooo:rsid="00a00f21"/>
    </style:style>
    <style:style style:name="T21" style:family="text">
      <style:text-properties style:font-name="Arial" officeooo:rsid="004a9d48"/>
    </style:style>
    <style:style style:name="T22" style:family="text">
      <style:text-properties style:font-name="Arial" officeooo:rsid="00a34e29"/>
    </style:style>
    <style:style style:name="T23" style:family="text">
      <style:text-properties officeooo:rsid="0045acca"/>
    </style:style>
    <style:style style:name="T24" style:family="text">
      <style:text-properties officeooo:rsid="0063969e"/>
    </style:style>
    <style:style style:name="T25" style:family="text">
      <style:text-properties officeooo:rsid="0056a86a"/>
    </style:style>
    <style:style style:name="T26" style:family="text">
      <style:text-properties officeooo:rsid="0090e522"/>
    </style:style>
    <style:style style:name="T27" style:family="text">
      <style:text-properties officeooo:rsid="009c1452"/>
    </style:style>
    <style:style style:name="T28" style:family="text">
      <style:text-properties fo:font-variant="normal" fo:text-transform="none" fo:color="#000000" style:font-name="Arial" fo:font-size="14pt" fo:letter-spacing="0.026cm" fo:font-style="normal" style:font-size-asian="14pt" style:font-size-complex="14pt"/>
    </style:style>
    <style:style style:name="T29" style:family="text">
      <style:text-properties fo:font-variant="normal" fo:text-transform="none" fo:color="#000000" style:font-name="Arial" fo:font-size="14pt" fo:letter-spacing="0.026cm" fo:font-style="normal" officeooo:rsid="0043ab82" style:font-size-asian="14pt" style:font-size-complex="14pt"/>
    </style:style>
    <style:style style:name="T30" style:family="text">
      <style:text-properties fo:color="#000000" style:font-name="Arial" fo:font-size="14pt" fo:font-weight="bold" officeooo:rsid="009dac85" style:font-size-asian="14pt" style:font-weight-asian="bold" style:font-size-complex="14pt" style:font-weight-complex="bold"/>
    </style:style>
    <style:style style:name="T31" style:family="text">
      <style:text-properties fo:color="#000000" style:font-name="Arial" fo:font-size="14pt" fo:font-weight="bold" officeooo:rsid="00a00f21" style:font-size-asian="14pt" style:font-weight-asian="bold" style:font-size-complex="14pt" style:font-weight-complex="bold"/>
    </style:style>
    <style:style style:name="T32" style:family="text">
      <style:text-properties officeooo:rsid="009dac85"/>
    </style:style>
    <style:style style:name="T33" style:family="text">
      <style:text-properties officeooo:rsid="009fa5f6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9">BROSSARD Floria</text:span><text:span text:style-name="T10">n</text:span></text:h>
      <text:p text:style-name="P3">71, Route de Lyon</text:p>
      <text:p text:style-name="P1">67000 Strasbourg</text:p>
      <text:p text:style-name="Text_20_body"><text:span text:style-name="T27">Mob. (+33) </text:span>676 424 658</text:p>
      <text:p text:style-name="Text_20_body"><text:a xlink:type="simple" xlink:href="mailto:florian.brossard25@gmail.com" text:style-name="Internet_20_link" text:visited-style-name="Visited_20_Internet_20_Link">florian.brossard25@</text:a><text:a xlink:type="simple" xlink:href="mailto:florian.brossard25@gmail.com" text:style-name="Internet_20_link" text:visited-style-name="Visited_20_Internet_20_Link"><text:span text:style-name="T26">g</text:span></text:a><text:a xlink:type="simple" xlink:href="mailto:florian.brossard25@gmail.com" text:style-name="Internet_20_link" text:visited-style-name="Visited_20_Internet_20_Link">mail.com</text:a></text:p>
      <text:h text:style-name="P6" text:outline-level="3"><text:span text:style-name="Strong_20_Emphasis"><text:span text:style-name="T29">P</text:span></text:span><text:span text:style-name="Strong_20_Emphasis"><text:span text:style-name="T28">ROFILE</text:span></text:span></text:h>
      <text:list xml:id="list2764230198" text:style-name="L1">
        <text:list-item>
          <text:p text:style-name="P13"><text:span text:style-name="T6">I </text:span><text:span text:style-name="T20">have </text:span><text:span text:style-name="T1">a </text:span><text:span text:style-name="T20">masters degree in </text:span><text:span text:style-name="T1">computer science at the University of Strasbourg.</text:span></text:p>
        </text:list-item>
        <text:list-item>
          <text:p text:style-name="P13"><text:span text:style-name="T1">Organized, motivated, </text:span><text:span text:style-name="T11">I </text:span><text:span text:style-name="T1">can work as part of a team or indepedently.</text:span></text:p>
        </text:list-item>
        <text:list-item>
          <text:p text:style-name="P14">Skilled in IT project management and user interface design.</text:p>
        </text:list-item>
      </text:list>
      <text:h text:style-name="P7" text:outline-level="2"><text:span text:style-name="T3">E</text:span><text:span text:style-name="T1">DUCATION</text:span></text:h>
      <text:list xml:id="list222016019914066" text:continue-numbering="true" text:style-name="L1">
        <text:list-item>
          <text:p text:style-name="P23"><text:span text:style-name="T2">2</text:span><text:span text:style-name="T21">01</text:span><text:span text:style-name="T20">7</text:span><text:span text:style-name="T21"> – 201</text:span><text:span text:style-name="T20">9</text:span><text:span text:style-name="T21"><text:tab/><text:tab/></text:span><text:span text:style-name="T20">Computer science masters degree at the University of</text:span><text:span text:style-name="T6"> </text:span><text:span text:style-name="T20">Strasbourg</text:span></text:p>
        </text:list-item>
        <text:list-item>
          <text:p text:style-name="P24"><text:span text:style-name="T2">2</text:span><text:span text:style-name="T21">01</text:span><text:span text:style-name="T8">4</text:span><text:span text:style-name="T21"> – 201</text:span><text:span text:style-name="T6">7</text:span><text:span text:style-name="T21"><text:tab/><text:tab/></text:span><text:span text:style-name="T20">Computer science bachelor’s degree at the University of</text:span><text:span text:style-name="T6"> Besançon</text:span></text:p>
        </text:list-item>
      </text:list>
      <text:h text:style-name="P8" text:outline-level="2">GROUP PROJECTS</text:h>
      <text:list xml:id="list2754523602" text:style-name="L2">
        <text:list-item>
          <text:p text:style-name="P15"><text:span text:style-name="T32">JAVA : </text:span><text:tab/><text:tab/><text:tab/>LaTeX <text:span text:style-name="T32">source code generator for </text:span>algorithm <text:span text:style-name="T32">presentation</text:span></text:p>
        </text:list-item>
        <text:list-item>
          <text:p text:style-name="P16"><text:span text:style-name="T32">PHP :</text:span><text:tab/><text:tab/><text:tab/>Site web type Twitter utilisant PHP, HTML5, CSS3 et SQL</text:p>
        </text:list-item>
      </text:list>
      <text:h text:style-name="P10" text:outline-level="2">INDIVIDUAL PROJECTS</text:h>
      <text:list xml:id="list222015327793256" text:continue-numbering="true" text:style-name="L2">
        <text:list-item>
          <text:p text:style-name="P17"><text:span text:style-name="T32">C :<text:tab/><text:tab/></text:span><text:tab/>F<text:span text:style-name="T32">ast anagrams finder in a large dictionnary</text:span></text:p>
        </text:list-item>
        <text:list-item>
          <text:p text:style-name="P25"><text:span text:style-name="T11">JAVA :</text:span><text:span text:style-name="T1"><text:tab/><text:tab/><text:tab/></text:span><text:span text:style-name="T11">2D Snooker ball movements simulator</text:span></text:p>
        </text:list-item>
      </text:list>
      <text:p text:style-name="P4"/>
      <text:h text:style-name="Heading_20_2" text:outline-level="2"><text:span text:style-name="T31">PERSONNAL</text:span><text:span text:style-name="T30"> PROJECTS</text:span></text:h>
      <text:list xml:id="list222015908661106" text:continue-numbering="true" text:style-name="L2">
        <text:list-item>
          <text:p text:style-name="P25"><text:span text:style-name="T20">C# </text:span><text:span text:style-name="T11">:</text:span><text:span text:style-name="T1"><text:tab/><text:tab/><text:tab/></text:span><text:span text:style-name="T20">Simple internationalization system for the EDDI GitHub project</text:span></text:p>
        </text:list-item>
      </text:list>
      <text:h text:style-name="P9" text:outline-level="2"><text:span text:style-name="T4">W</text:span><text:span text:style-name="T1">ORK</text:span></text:h>
      <text:list xml:id="list3815731666" text:style-name="L3">
        <text:list-item>
          <text:p text:style-name="P26"><text:span text:style-name="T15">March</text:span><text:span text:style-name="T14"> –</text:span><text:span text:style-name="T16"> </text:span><text:span text:style-name="T15">August</text:span><text:span text:style-name="T17"> 2017 </text:span><text:span text:style-name="T14">SOSIM </text:span><text:span text:style-name="T18">(intern) </text:span><text:span text:style-name="T1">(Avanne-Avenney)</text:span></text:p>
        </text:list-item>
      </text:list>
      <text:p text:style-name="P2"><text:span text:style-name="T12"><text:tab/></text:span><text:span text:style-name="T11">I’</text:span><text:span text:style-name="T22">ve</text:span><text:span text:style-name="T11"> developed an online multiplayer card game </text:span><text:span text:style-name="T13">that fit with the medical secretary <text:tab/><text:tab/><text:tab/>course provided by the company, </text:span><text:span text:style-name="T20">and also </text:span><text:span text:style-name="T13">managed </text:span><text:span text:style-name="T20">its</text:span><text:span text:style-name="T13"> l</text:span><text:span text:style-name="T11">ocal network and</text:span><text:span text:style-name="T13"> </text:span><text:span text:style-name="T11">website.</text:span></text:p>
      <text:list xml:id="list222015273534370" text:continue-numbering="true" text:style-name="L3">
        <text:list-item>
          <text:p text:style-name="P27"><text:span text:style-name="T19">October 2017 – August </text:span><text:span text:style-name="T17">201</text:span><text:span text:style-name="T19">9</text:span><text:span text:style-name="T17"> </text:span><text:span text:style-name="T19">Atos</text:span><text:span text:style-name="T14"> </text:span><text:span text:style-name="T18">(</text:span><text:span text:style-name="T19">apprentice</text:span><text:span text:style-name="T18">)</text:span><text:span text:style-name="T1"> (</text:span><text:span text:style-name="T22">Strasbourg</text:span><text:span text:style-name="T1">)</text:span></text:p>
        </text:list-item>
      </text:list>
      <text:p text:style-name="P2"><text:span text:style-name="T12"><text:tab/></text:span><text:span text:style-name="T11">I’</text:span><text:span text:style-name="T22">ve managed and</text:span><text:span text:style-name="T11"> developed </text:span><text:span text:style-name="T22">multiple application, mostly focused on the user <text:tab/><text:tab/><text:tab/>interface, from a simple application portal to a workflow management tool.</text:span></text:p>
      <text:h text:style-name="P11" text:outline-level="2"/>
      <text:h text:style-name="P12" text:outline-level="2">KNOWLEDGES</text:h>
      <text:list xml:id="list2046944494" text:style-name="L4">
        <text:list-item>
          <text:p text:style-name="P28"><text:span text:style-name="T13">Programming languages</text:span><text:span text:style-name="T1"><text:tab/>Java, C, </text:span><text:span text:style-name="T13">C#, </text:span><text:span text:style-name="T7">Ruby</text:span><text:span text:style-name="T1">, C++</text:span><text:span text:style-name="T5">, JavaScript</text:span></text:p>
        </text:list-item>
        <text:list-item>
          <text:p text:style-name="P18">Web<text:tab/><text:tab/><text:tab/><text:tab/><text:span text:style-name="T25">PHP, Oracle, Node.JS</text:span></text:p>
        </text:list-item>
        <text:list-item>
          <text:p text:style-name="P19"><text:span text:style-name="T33">Tools</text:span><text:tab/><text:tab/><text:tab/><text:tab/><text:span text:style-name="T25">LaTeX, IntelliJ, Eclipse, Visual Studio</text:span></text:p>
        </text:list-item>
        <text:list-item>
          <text:p text:style-name="P20"><text:span text:style-name="T33">Libraries, Frameworks</text:span><text:tab/><text:span text:style-name="T25">Qt, .Net, Spring, Socket.io, GXT</text:span></text:p>
        </text:list-item>
      </text:list>
      <text:h text:style-name="P10" text:outline-level="2">INTERESTS</text:h>
      <text:list xml:id="list2818643106" text:style-name="L5">
        <text:list-item>
          <text:p text:style-name="P21"><text:span text:style-name="T32">Music</text:span> <text:span text:style-name="T23">(Drummer)</text:span></text:p>
        </text:list-item>
        <text:list-item>
          <text:p text:style-name="P22">Video games (Space opera, RTS, RPG, FPS)</text:p>
        </text:list-item>
        <text:list-item>
          <text:p text:style-name="P21"><text:span text:style-name="T24">M</text:span>angas <text:span text:style-name="T23">(Shonen, Seinen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00%" fo:text-align="start" style:justify-single-word="false" style:writing-mode="page"/>
      <style:text-properties style:font-name="Arial" fo:font-family="Arial" style:font-family-generic="swiss" style:font-pitch="variable" fo:font-size="11pt" officeooo:rsid="003420a3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99cm" fo:margin-bottom="0.499cm" loext:contextual-spacing="false" fo:text-align="center" style:justify-single-word="false" style:page-number="auto" style:writing-mode="page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op" style:family="paragraph" style:parent-style-name="Heading_20_2" style:default-outline-level="" style:list-style-name="">
      <style:paragraph-properties fo:margin-top="0.499cm" fo:margin-bottom="0.3cm" loext:contextual-spacing="false" style:writing-mode="page"/>
      <style:text-properties officeooo:rsid="0080e6f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13:36:07.724138043</meta:creation-date>
    <dc:date>2018-02-08T22:20:13.618000000</dc:date>
    <meta:editing-duration>PT3H4M6S</meta:editing-duration>
    <meta:editing-cycles>135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34" meta:word-count="245" meta:character-count="1543" meta:non-whitespace-character-count="1320"/>
  </office:meta>
</office:document-meta>
</file>